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2.241cm" fo:min-width="4.16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187cm" fo:min-width="4.20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133cm" fo:min-width="4.282cm"/>
    </style:style>
    <style:style style:name="gr4" style:family="graphic" style:parent-style-name="standard">
      <style:graphic-properties draw:stroke="none" svg:stroke-color="#000000" draw:fill="none" draw:fill-color="#ffffff" fo:min-height="0.79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8.894cm" fo:min-width="21.119cm"/>
    </style:style>
    <style:style style:name="gr6" style:family="graphic" style:parent-style-name="standard">
      <style:graphic-properties draw:stroke="none" svg:stroke-color="#000000" draw:fill="none" draw:fill-color="#ffffff" fo:min-height="0.793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655cm" fo:min-width="2.31cm"/>
    </style:style>
    <style:style style:name="gr8" style:family="graphic" style:parent-style-name="standard">
      <style:graphic-properties draw:stroke="none" svg:stroke-color="#000000" draw:fill="none" draw:fill-color="#ffffff" fo:min-height="1.147cm"/>
    </style:style>
    <style:style style:name="gr9" style:family="graphic" style:parent-style-name="objectwithoutfill">
      <style:graphic-properties svg:stroke-color="#000000" draw:marker-end="Symmetric_20_Arrow" draw:marker-end-width="0.356cm" draw:fill="none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69cm"/>
    </style:style>
    <style:style style:name="gr11" style:family="graphic" style:parent-style-name="objectwithoutfill">
      <style:graphic-properties svg:stroke-color="#000000" draw:marker-start="" draw:marker-end="Symmetric_20_Arrow" draw:marker-end-width="0.356cm" draw:fill="none" draw:fill-color="#ffffff" draw:textarea-vertical-align="middl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655cm" fo:min-width="2.421cm"/>
    </style:style>
    <style:style style:name="gr13" style:family="graphic" style:parent-style-name="standard">
      <style:graphic-properties draw:stroke="none" svg:stroke-color="#000000" draw:fill="none" draw:fill-color="#ffffff" fo:min-height="1.313cm"/>
    </style:style>
    <style:style style:name="gr14" style:family="graphic" style:parent-style-name="objectwithoutfill">
      <style:graphic-properties draw:stroke="dash" draw:stroke-dash="Dashed_20__28_var_29_" svg:stroke-color="#000000" draw:marker-end="Short_20_line_20_Arrow" draw:marker-end-width="0.356cm" draw:fill="none" draw:fill-color="#ffffff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751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655cm" fo:min-width="3.41cm"/>
    </style:style>
    <style:style style:name="gr17" style:family="graphic" style:parent-style-name="standard">
      <style:graphic-properties draw:stroke="none" svg:stroke-color="#000000" draw:fill="none" draw:fill-color="#ffffff" fo:min-height="1.186cm"/>
    </style:style>
    <style:style style:name="gr18" style:family="graphic" style:parent-style-name="standard">
      <style:graphic-properties draw:stroke="none" svg:stroke-color="#000000" draw:fill="none" draw:fill-color="#ffffff" fo:min-height="0.556cm"/>
    </style:style>
    <style:style style:name="gr19" style:family="graphic" style:parent-style-name="standard">
      <style:graphic-properties draw:stroke="dash" draw:stroke-dash="Fine_20_Dashed" svg:stroke-color="#3465a4" draw:fill="none" draw:fill-color="#ffffff" draw:textarea-horizontal-align="justify" draw:textarea-vertical-align="middle" draw:auto-grow-height="false" fo:min-height="3.409cm" fo:min-width="16.137cm"/>
    </style:style>
    <style:style style:name="gr20" style:family="graphic" style:parent-style-name="standard" style:list-style-name="L2">
      <style:graphic-properties draw:stroke="none" svg:stroke-color="#000000" draw:fill="none" draw:fill-color="#ffffff" fo:min-height="0.512cm"/>
    </style:style>
    <style:style style:name="gr21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823cm"/>
    </style:style>
    <style:style style:name="gr23" style:family="graphic" style:parent-style-name="standard">
      <style:graphic-properties draw:fill="none" draw:textarea-vertical-align="middle" draw:auto-grow-height="false" fo:min-height="0.95cm" fo:min-width="0.869cm"/>
    </style:style>
    <style:style style:name="gr24" style:family="graphic" style:parent-style-name="standard">
      <style:graphic-properties draw:fill="none" draw:textarea-vertical-align="middle" draw:auto-grow-height="false" fo:min-height="0.894cm" fo:min-width="1.279cm"/>
    </style:style>
    <style:style style:name="gr25" style:family="graphic" style:parent-style-name="standard" style:list-style-name="L2">
      <style:graphic-properties draw:stroke="none" svg:stroke-color="#000000" draw:fill="none" draw:fill-color="#ffffff" fo:min-height="0.612cm"/>
    </style:style>
    <style:style style:name="gr26" style:family="graphic" style:parent-style-name="standard" style:list-style-name="L2">
      <style:graphic-properties draw:stroke="none" svg:stroke-color="#000000" draw:fill="none" draw:fill-color="#ffffff" fo:min-height="0.395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3.923cm" fo:min-width="1.786cm"/>
    </style:style>
    <style:style style:name="gr28" style:family="graphic" style:parent-style-name="standard">
      <style:graphic-properties draw:stroke="none" svg:stroke-color="#000000" draw:fill="none" draw:fill-color="#ffffff" fo:min-height="1.274cm"/>
    </style:style>
    <style:style style:name="gr29" style:family="graphic" style:parent-style-name="objectwithoutfill">
      <style:graphic-properties draw:stroke="dash" draw:stroke-dash="_32__20_Dots_20_1_20_Dash" svg:stroke-color="#000000" draw:fill="none" draw:textarea-vertical-align="middle"/>
    </style:style>
    <style:style style:name="gr30" style:family="graphic" style:parent-style-name="objectwithoutfill">
      <style:graphic-properties draw:stroke="dash" draw:stroke-dash="_32__20_Dots_20_1_20_Dash" svg:stroke-color="#000000" draw:marker-start="Arrow" draw:marker-end="" draw:fill="none" draw:textarea-vertical-align="middle"/>
    </style:style>
    <style:style style:name="gr31" style:family="graphic" style:parent-style-name="standard" style:list-style-name="L2">
      <style:graphic-properties draw:stroke="none" svg:stroke-color="#000000" draw:fill="none" draw:fill-color="#ffffff" fo:min-height="0.395cm"/>
    </style:style>
    <style:style style:name="gr32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14pt" fo:font-style="italic" style:font-size-asian="14pt" style:font-size-complex="14pt"/>
    </style:style>
    <style:style style:name="P8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paragraph-properties fo:text-align="center"/>
      <style:text-properties fo:font-size="10.5pt" style:font-size-asian="10.5pt" style:font-size-complex="10.5pt"/>
    </style:style>
    <style:style style:name="P10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start"/>
      <style:text-properties fo:font-size="10.5pt" fo:font-style="italic" style:font-size-asian="10.5pt" style:font-style-asian="italic" style:font-size-complex="10.5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ize-complex="1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1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63cm" svg:height="2.491cm" svg:x="11.402cm" svg:y="3.2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09cm" svg:height="2.437cm" svg:x="11.102cm" svg:y="3.0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82cm" svg:height="2.383cm" svg:x="10.775cm" svg:y="2.80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819cm" svg:height="1.04cm" svg:x="10.94cm" svg:y="3.529cm">
          <draw:text-box>
            <text:p>Image Node(s)</text:p>
          </draw:text-box>
        </draw:frame>
        <draw:custom-shape draw:style-name="gr5" draw:text-style-name="P3" draw:layer="layout" svg:width="21.619cm" svg:height="9.144cm" svg:x="5.924cm" svg:y="6.60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472cm" svg:height="1.043cm" svg:x="13.79cm" svg:y="16.137cm">
          <draw:text-box>
            <text:p>Cam Watcher</text:p>
          </draw:text-box>
        </draw:frame>
        <draw:g>
          <draw:custom-shape draw:style-name="gr7" draw:text-style-name="P1" draw:layer="layout" svg:width="2.81cm" svg:height="1.905cm" svg:x="7.456cm" svg:y="10.6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5" draw:layer="layout" svg:width="2.218cm" svg:height="1.397cm" svg:x="7.768cm" svg:y="10.862cm">
            <draw:text-box>
              <text:p text:style-name="P4"><text:span text:style-name="T1">Control</text:span></text:p>
              <text:p text:style-name="P4"><text:span text:style-name="T1">Loop</text:span></text:p>
            </draw:text-box>
          </draw:frame>
        </draw:g>
        <draw:line draw:style-name="gr9" draw:text-style-name="P6" draw:layer="layout" svg:x1="11.539cm" svg:y1="14.094cm" svg:x2="12.428cm" svg:y2="12.697cm">
          <text:p/>
        </draw:line>
        <draw:frame draw:style-name="gr10" draw:text-style-name="P7" draw:layer="layout" svg:width="3.175cm" svg:height="0.919cm" svg:x="24.082cm" svg:y="9.468cm">
          <draw:text-box>
            <text:p><text:span text:style-name="T2">File System</text:span></text:p>
          </draw:text-box>
        </draw:frame>
        <draw:line draw:style-name="gr11" draw:text-style-name="P6" draw:layer="layout" svg:x1="24.085cm" svg:y1="7.998cm" svg:x2="25.384cm" svg:y2="9.395cm">
          <text:p/>
        </draw:line>
        <draw:g>
          <draw:custom-shape draw:style-name="gr12" draw:text-style-name="P8" draw:layer="layout" svg:width="2.921cm" svg:height="1.905cm" svg:x="11.379cm" svg:y="10.6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5" draw:layer="layout" svg:width="2.904cm" svg:height="1.563cm" svg:x="11.385cm" svg:y="10.862cm">
            <draw:text-box>
              <text:p text:style-name="P4"><text:span text:style-name="T1">Log</text:span></text:p>
              <text:p text:style-name="P4"><text:span text:style-name="T1">Subscriber</text:span></text:p>
            </draw:text-box>
          </draw:frame>
        </draw:g>
        <draw:frame draw:style-name="gr10" draw:text-style-name="P7" draw:layer="layout" svg:width="2.667cm" svg:height="0.919cm" svg:x="24.193cm" svg:y="12.8cm">
          <draw:text-box>
            <text:p><text:span text:style-name="T2">Database</text:span></text:p>
          </draw:text-box>
        </draw:frame>
        <draw:line draw:style-name="gr11" draw:text-style-name="P6" draw:layer="layout" svg:x1="19.923cm" svg:y1="14.208cm" svg:x2="20.812cm" svg:y2="12.684cm">
          <text:p/>
        </draw:line>
        <draw:line draw:style-name="gr9" draw:text-style-name="P6" draw:layer="layout" svg:x1="8.845cm" svg:y1="12.57cm" svg:x2="9.734cm" svg:y2="14.094cm">
          <text:p/>
        </draw:line>
        <draw:line draw:style-name="gr14" draw:text-style-name="P6" draw:layer="layout" svg:x1="17.256cm" svg:y1="10.538cm" svg:x2="20.275cm" svg:y2="8.125cm">
          <text:p text:style-name="P4"><text:s text:c="2"/></text:p>
        </draw:line>
        <draw:frame draw:style-name="gr15" draw:text-style-name="P9" draw:layer="layout" svg:width="2.159cm" svg:height="1.001cm" svg:x="12.673cm" svg:y="7.437cm">
          <draw:text-box>
            <text:p text:style-name="P4"><text:span text:style-name="T3">ZeroMQ</text:span></text:p>
            <text:p text:style-name="P4"><text:span text:style-name="T4">Pub / Sub</text:span></text:p>
          </draw:text-box>
        </draw:frame>
        <draw:frame draw:style-name="gr15" draw:text-style-name="P9" draw:layer="layout" svg:width="2.44cm" svg:height="1.001cm" svg:x="3.594cm" svg:y="11.61cm">
          <draw:text-box>
            <text:p text:style-name="P4"><text:span text:style-name="T3">ZeroMQ</text:span></text:p>
            <text:p text:style-name="P4"><text:span text:style-name="T4">Req / Rep</text:span></text:p>
          </draw:text-box>
        </draw:frame>
        <draw:line draw:style-name="gr11" draw:text-style-name="P6" draw:layer="layout" svg:x1="16.846cm" svg:y1="12.443cm" svg:x2="17.637cm" svg:y2="14.208cm">
          <text:p/>
        </draw:line>
        <draw:custom-shape draw:style-name="gr16" draw:text-style-name="P8" draw:layer="layout" svg:width="3.91cm" svg:height="1.905cm" svg:x="20.232cm" svg:y="7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5" draw:layer="layout" svg:width="3.683cm" svg:height="1.436cm" svg:x="20.359cm" svg:y="7.297cm">
          <draw:text-box>
            <text:p text:style-name="P4"><text:span text:style-name="T1">Child Process</text:span></text:p>
            <text:p text:style-name="P4"><text:span text:style-name="T1">Video Writer</text:span></text:p>
          </draw:text-box>
        </draw:frame>
        <draw:custom-shape draw:style-name="gr12" draw:text-style-name="P8" draw:layer="layout" svg:width="2.921cm" svg:height="1.905cm" svg:x="15.414cm" svg:y="10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5" draw:layer="layout" svg:width="2.904cm" svg:height="0.806cm" svg:x="15.441cm" svg:y="11.175cm">
          <draw:text-box>
            <text:p text:style-name="P4"><text:span text:style-name="T1">Dispatcher</text:span></text:p>
          </draw:text-box>
        </draw:frame>
        <draw:g>
          <draw:custom-shape draw:style-name="gr12" draw:text-style-name="P8" draw:layer="layout" svg:width="2.921cm" svg:height="1.905cm" svg:x="19.524cm" svg:y="10.6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5" draw:layer="layout" svg:width="2.904cm" svg:height="1.563cm" svg:x="19.557cm" svg:y="10.85cm">
            <draw:text-box>
              <text:p text:style-name="P4"><text:span text:style-name="T1">Log</text:span></text:p>
              <text:p text:style-name="P4"><text:span text:style-name="T1">Subscriber</text:span></text:p>
            </draw:text-box>
          </draw:frame>
          <draw:custom-shape draw:style-name="gr12" draw:text-style-name="P8" draw:layer="layout" svg:width="2.921cm" svg:height="1.905cm" svg:x="19.524cm" svg:y="10.6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5" draw:layer="layout" svg:width="2.904cm" svg:height="1.563cm" svg:x="19.557cm" svg:y="10.85cm">
            <draw:text-box>
              <text:p text:style-name="P4"><text:span text:style-name="T1">Log</text:span></text:p>
              <text:p text:style-name="P4"><text:span text:style-name="T1">Subscriber</text:span></text:p>
            </draw:text-box>
          </draw:frame>
          <draw:custom-shape draw:style-name="gr12" draw:text-style-name="P8" draw:layer="layout" svg:width="2.921cm" svg:height="1.905cm" svg:x="19.524cm" svg:y="10.6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5" draw:layer="layout" svg:width="2.904cm" svg:height="1.563cm" svg:x="19.457cm" svg:y="10.85cm">
            <draw:text-box>
              <text:p text:style-name="P4"><text:span text:style-name="T1">DBMS</text:span></text:p>
              <text:p text:style-name="P4"><text:span text:style-name="T1">Writer</text:span></text:p>
            </draw:text-box>
          </draw:frame>
        </draw:g>
        <draw:custom-shape draw:style-name="gr19" draw:text-style-name="P10" draw:layer="layout" svg:width="16.637cm" svg:height="3.659cm" svg:x="6.84cm" svg:y="9.522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4.601cm" svg:height="0.762cm" svg:x="6.813cm" svg:y="7.998cm">
          <draw:text-box>
            <text:p text:style-name="P11"><text:span text:style-name="T5">Async I/O Event Loop</text:span></text:p>
          </draw:text-box>
        </draw:frame>
        <draw:line draw:style-name="gr21" draw:text-style-name="P13" draw:layer="layout" svg:x1="8.718cm" svg:y1="8.633cm" svg:x2="9.988cm" svg:y2="9.522cm">
          <text:p/>
        </draw:line>
        <draw:frame draw:style-name="gr22" draw:text-style-name="P14" draw:layer="layout" svg:width="1.778cm" svg:height="1.073cm" svg:x="9.861cm" svg:y="13.91cm">
          <draw:text-box>
            <text:p text:style-name="P4"><text:span text:style-name="T6">Watch</text:span></text:p>
            <text:p text:style-name="P4"><text:span text:style-name="T6">List</text:span></text:p>
          </draw:text-box>
        </draw:frame>
        <draw:custom-shape draw:style-name="gr23" draw:text-style-name="P13" draw:layer="layout" svg:width="1.651cm" svg:height="1.27cm" svg:x="9.861cm" svg:y="13.813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line draw:style-name="gr9" draw:text-style-name="P6" draw:layer="layout" svg:x1="14.306cm" svg:y1="11.427cm" svg:x2="15.449cm" svg:y2="11.427cm">
          <text:p/>
        </draw:line>
        <draw:frame draw:style-name="gr22" draw:text-style-name="P14" draw:layer="layout" svg:width="1.778cm" svg:height="1.073cm" svg:x="17.981cm" svg:y="13.883cm">
          <draw:text-box>
            <text:p text:style-name="P4"><text:span text:style-name="T6">Async</text:span></text:p>
            <text:p text:style-name="P4"><text:span text:style-name="T6">Queue</text:span></text:p>
          </draw:text-box>
        </draw:frame>
        <draw:custom-shape draw:style-name="gr24" draw:text-style-name="P13" draw:layer="layout" svg:width="1.905cm" svg:height="1.27cm" svg:x="17.854cm" svg:y="13.813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2" draw:layer="layout" svg:width="2.667cm" svg:height="0.862cm" svg:x="13.89cm" svg:y="9.549cm">
          <draw:text-box>
            <text:p text:style-name="P11"><text:span text:style-name="T5">Coroutines</text:span></text:p>
          </draw:text-box>
        </draw:frame>
        <draw:frame draw:style-name="gr26" draw:text-style-name="P15" draw:layer="layout" svg:width="1.324cm" svg:height="0.645cm" svg:x="17.9cm" svg:y="9.849cm">
          <draw:text-box>
            <text:p text:style-name="P11"><text:span text:style-name="T7">Fork</text:span></text:p>
          </draw:text-box>
        </draw:frame>
        <draw:line draw:style-name="gr11" draw:text-style-name="P6" draw:layer="layout" svg:x1="22.434cm" svg:y1="11.681cm" svg:x2="24.368cm" svg:y2="12.824cm">
          <text:p/>
        </draw:line>
        <draw:line draw:style-name="gr9" draw:text-style-name="P6" draw:layer="layout" svg:x1="12.811cm" svg:y1="10.665cm" svg:x2="12.811cm" svg:y2="5.839cm">
          <text:p/>
        </draw:line>
        <draw:line draw:style-name="gr9" draw:text-style-name="P6" draw:layer="layout" svg:x1="20.177cm" svg:y1="7.49cm" svg:x2="16.113cm" svg:y2="4.442cm">
          <text:p/>
        </draw:line>
        <draw:frame draw:style-name="gr15" draw:text-style-name="P9" draw:layer="layout" svg:width="2.159cm" svg:height="1.001cm" svg:x="18.118cm" svg:y="5.219cm">
          <draw:text-box>
            <text:p text:style-name="P4"><text:span text:style-name="T3">ImageZMQ</text:span></text:p>
            <text:p text:style-name="P4"><text:span text:style-name="T4">Pub / Sub</text:span></text:p>
          </draw:text-box>
        </draw:frame>
        <draw:custom-shape draw:style-name="gr27" draw:text-style-name="P1" draw:layer="layout" svg:width="2.286cm" svg:height="4.173cm" svg:x="1.451cm" svg:y="9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5" draw:layer="layout" svg:width="2.163cm" svg:height="1.524cm" svg:x="1.547cm" svg:y="10.697cm">
          <draw:text-box>
            <text:p text:style-name="P4"><text:span text:style-name="T8">Image</text:span></text:p>
            <text:p text:style-name="P4"><text:span text:style-name="T8">Hub</text:span></text:p>
          </draw:text-box>
        </draw:frame>
        <draw:line draw:style-name="gr9" draw:text-style-name="P6" draw:layer="layout" svg:x1="3.794cm" svg:y1="11.541cm" svg:x2="7.477cm" svg:y2="11.554cm">
          <text:p/>
        </draw:line>
        <draw:line draw:style-name="gr29" draw:text-style-name="P13" draw:layer="layout" svg:x1="10.779cm" svg:y1="3.921cm" svg:x2="2.651cm" svg:y2="3.921cm">
          <text:p/>
        </draw:line>
        <draw:line draw:style-name="gr30" draw:text-style-name="P13" draw:layer="layout" svg:x1="2.524cm" svg:y1="9.255cm" svg:x2="2.651cm" svg:y2="3.921cm">
          <text:p/>
        </draw:line>
        <draw:frame draw:style-name="gr31" draw:text-style-name="P15" draw:layer="layout" svg:width="2.594cm" svg:height="0.645cm" svg:x="5.245cm" svg:y="4.737cm">
          <draw:text-box>
            <text:p text:style-name="P11"><text:span text:style-name="T7">“</text:span><text:span text:style-name="T7">Camera Up”</text:span></text:p>
          </draw:text-box>
        </draw:frame>
        <draw:line draw:style-name="gr21" draw:text-style-name="P13" draw:layer="layout" svg:x1="5.318cm" svg:y1="4.048cm" svg:x2="6.207cm" svg:y2="4.81cm">
          <text:p/>
        </draw:line>
        <draw:frame draw:style-name="gr32" draw:text-style-name="P2" draw:layer="layout" svg:width="3.81cm" svg:height="0.662cm" svg:x="23.733cm" svg:y="3.159cm">
          <draw:text-box>
            <text:p><text:span text:style-name="T6">15 December 202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30.48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5T17:45:22.530676690</meta:creation-date>
    <dc:date>2020-12-28T15:27:20.906836336</dc:date>
    <meta:editing-duration>PT21H29M</meta:editing-duration>
    <meta:editing-cycles>10</meta:editing-cycles>
    <meta:generator>LibreOffice/6.1.5.2$Linux_x86 LibreOffice_project/10$Build-2</meta:generator>
    <meta:document-statistic meta:object-count="55"/>
  </office:meta>
</office:document-meta>
</file>